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draw:stroke-dash="Dot_20__28_Rounded_29_" svg:stroke-linecap="square" draw:opacity="100%" draw:textarea-vertical-align="middle" loext:decorative="false"/>
    </style:style>
    <style:style style:name="gr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1cm" fo:min-width="1.79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draw:stroke-linejoin="none" svg:stroke-linecap="round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loext:decorative="false"/>
      <style:paragraph-properties style:writing-mode="lr-tb"/>
    </style:style>
    <style:style style:name="gr30" style:family="graphic" style:parent-style-name="standard">
      <style:graphic-properties draw:textarea-vertical-align="middle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ot_20__28_Rounded_29_" svg:stroke-width="0.03cm" svg:stroke-color="#000000" draw:marker-start="" draw:marker-start-width="0.2cm" draw:marker-start-center="false" draw:marker-end="" draw:marker-end-width="0.2cm" draw:marker-end-center="false" svg:stroke-linecap="square" draw:fill="solid" draw:fill-color="#ffffff" draw:opacity="100%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marker-end="Arrowheads_20_2" draw:marker-end-width="0.176cm" draw:textarea-vertical-align="middle" loext:decorative="false"/>
    </style:style>
    <style:style style:name="gr34" style:family="graphic" style:parent-style-name="standard" style:list-style-name="L2">
      <style:graphic-properties draw:marker-end="Arrowheads_20_2" draw:marker-end-width="0.176cm" draw:textarea-vertical-align="middle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0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opacity="100%"/>
      <style:paragraph-properties fo:text-align="center"/>
      <style:text-properties style:font-name="Courier" fo:font-size="8pt" fo:letter-spacing="-0.01cm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Courier" fo:font-size="8pt" fo:letter-spacing="-0.01cm"/>
    </style:style>
    <style:style style:name="P7" style:family="paragraph">
      <style:paragraph-properties fo:margin-left="0cm" fo:margin-right="0cm" fo:margin-top="0cm" fo:margin-bottom="0cm" fo:line-height="0.212cm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7pt" fo:letter-spacing="-0.01cm" fo:language="en" fo:country="GB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Mangal" style:font-size-complex="7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 draw:opacity="100%"/>
      <style:paragraph-properties fo:margin-left="0cm" fo:margin-right="0cm" fo:margin-top="0cm" fo:margin-bottom="0cm" fo:line-height="0.212cm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7pt" fo:letter-spacing="-0.01cm" fo:language="en" fo:country="GB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Mangal" style:font-size-complex="7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9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9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22cm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7pt" fo:letter-spacing="-0.01cm" fo:language="en" fo:country="GB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Mangal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8pt" fo:letter-spacing="-0.018cm" fo:language="en" fo:country="GB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9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rocess 2" draw:style-name="gr1" draw:text-style-name="P2" xml:id="id2" draw:id="id2" draw:layer="layout" svg:width="3cm" svg:height="2cm" svg:x="1.501cm" svg:y="2.5cm">
          <text:p text:style-name="P1"><text:span text:style-name="T1">size := res.size()</text:span></text:p>
          <text:p text:style-name="P1"><text:span text:style-name="T1"/></text:p>
          <text:p text:style-name="P1"><text:span text:style-name="T1">pos := </text:span><text:span text:style-name="T2">Pos(0, 0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3.001cm" svg:y1="1.5cm" svg:x2="3.001cm" svg:y2="2.5cm" draw:start-shape="id1" draw:start-glue-point="6" draw:end-shape="id2" draw:end-glue-point="4" svg:d="M3001 1500v1000" svg:viewBox="0 0 1 1001">
          <text:p/>
        </draw:connector>
        <draw:connector draw:style-name="gr2" draw:text-style-name="P3" draw:layer="layout" svg:x1="3.001cm" svg:y1="4.5cm" svg:x2="3.001cm" svg:y2="5.5cm" draw:start-shape="id2" draw:start-glue-point="6" draw:end-shape="id3" draw:end-glue-point="0" svg:d="M3001 4500v1000" svg:viewBox="0 0 1 1001">
          <text:p/>
        </draw:connector>
        <draw:polygon draw:style-name="gr3" draw:text-style-name="P5" xml:id="id3" draw:id="id3" draw:layer="layout" svg:width="3cm" svg:height="1.999cm" svg:x="1.501cm" svg:y="5.5cm" svg:viewBox="0 0 3001 2000" draw:points="500,0 2500,0 3000,500 3001,2000 0,2000 0,500">
          <text:p text:style-name="P4"><text:span text:style-name="T3">Loop А1</text:span></text:p>
          <text:p text:style-name="P4"><text:span text:style-name="T1"><text:line-break/></text:span><text:span text:style-name="T1">pos.y = 0,</text:span><text:span text:style-name="T1"><text:line-break/></text:span><text:span text:style-name="T1">pos.y &lt; size.h,</text:span><text:span text:style-name="T1"><text:line-break/></text:span><text:span text:style-name="T1">pos.y++</text:span></text:p>
        </draw:polygon>
        <draw:custom-shape draw:name="Process 3" draw:style-name="gr4" draw:text-style-name="P2" xml:id="id4" draw:id="id4" draw:layer="layout" svg:width="3cm" svg:height="2cm" svg:x="1.501cm" svg:y="8.5cm">
          <text:p text:style-name="P1"><text:span text:style-name="T1">src := Color[W][H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3.001cm" svg:y1="10.5cm" svg:x2="3cm" svg:y2="11.5cm" draw:start-shape="id4" draw:start-glue-point="6" draw:end-shape="id5" draw:end-glue-point="0" svg:d="M3001 10500v501h-1v499" svg:viewBox="0 0 2 1001">
          <text:p/>
        </draw:connector>
        <draw:connector draw:style-name="gr5" draw:text-style-name="P6" draw:layer="layout" svg:x1="3.001cm" svg:y1="7.5cm" svg:x2="3.001cm" svg:y2="8.5cm" draw:start-shape="id3" draw:start-glue-point="2" draw:end-shape="id4" draw:end-glue-point="4" svg:d="M3001 7500v1000" svg:viewBox="0 0 1 1001">
          <text:p/>
        </draw:connector>
        <draw:custom-shape draw:name="Start-End 7" draw:style-name="gr6" draw:text-style-name="P8" xml:id="id1" draw:id="id1" draw:layer="layout" svg:width="3cm" svg:height="1cm" svg:x="1.501cm" svg:y="0.5cm">
          <text:p text:style-name="P7"><text:span text:style-name="T4">Begi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polygon draw:style-name="gr7" draw:text-style-name="P5" xml:id="id5" draw:id="id5" draw:layer="layout" svg:width="3cm" svg:height="1.999cm" svg:x="1.5cm" svg:y="11.5cm" svg:viewBox="0 0 3001 2000" draw:points="500,0 2500,0 3000,500 3001,2000 0,2000 0,500">
          <text:p text:style-name="P4"><text:span text:style-name="T3">Loop А2</text:span></text:p>
          <text:p text:style-name="P4"><text:span text:style-name="T1"><text:line-break/></text:span><text:span text:style-name="T1">i := 0,</text:span><text:span text:style-name="T1"><text:line-break/></text:span><text:span text:style-name="T1">i &lt; W,</text:span><text:span text:style-name="T1"><text:line-break/></text:span><text:span text:style-name="T1">i++</text:span></text:p>
        </draw:polygon>
        <draw:polygon draw:style-name="gr8" draw:text-style-name="P5" xml:id="id6" draw:id="id6" draw:layer="layout" svg:width="3cm" svg:height="1.999cm" svg:x="1.501cm" svg:y="14.5cm" svg:viewBox="0 0 3001 2000" draw:points="500,0 2500,0 3000,500 3001,2000 0,2000 0,500">
          <text:p text:style-name="P4"><text:span text:style-name="T3">Loop А3</text:span></text:p>
          <text:p text:style-name="P4"><text:span text:style-name="T1"><text:line-break/></text:span><text:span text:style-name="T1">j := 0,</text:span><text:span text:style-name="T1"><text:line-break/></text:span><text:span text:style-name="T1">j &lt; H,</text:span><text:span text:style-name="T1"><text:line-break/></text:span><text:span text:style-name="T1">j++</text:span></text:p>
        </draw:polygon>
        <draw:custom-shape draw:name="Process 1" draw:style-name="gr9" draw:text-style-name="P2" xml:id="id7" draw:id="id7" draw:layer="layout" svg:width="3cm" svg:height="2cm" svg:x="1.501cm" svg:y="17.5cm">
          <text:p text:style-name="P1"><text:span text:style-name="T1">src[i][j] = </text:span><text:span text:style-name="T1"><text:line-break/></text:span><text:span text:style-name="T1">img[pos +</text:span><text:span text:style-name="T1"><text:line-break/></text:span><text:span text:style-name="T1">Pos(i – (W-1) / 2,</text:span><text:span text:style-name="T1"><text:line-break/></text:span><text:span text:style-name="T1">j – (H-1) / 2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10" draw:text-style-name="P9" xml:id="id8" draw:id="id8" draw:layer="layout" svg:width="3cm" svg:height="1.999cm" svg:x="1.501cm" svg:y="20.5cm" svg:viewBox="0 0 3001 2000" draw:points="0,0 3001,0 3000,1500 2500,2000 500,2000 0,1500">
          <text:p text:style-name="P4"><text:span text:style-name="T3">End of loop А3</text:span></text:p>
        </draw:polygon>
        <draw:polygon draw:style-name="gr11" draw:text-style-name="P9" xml:id="id9" draw:id="id9" draw:layer="layout" svg:width="3cm" svg:height="1.999cm" svg:x="1.501cm" svg:y="23.5cm" svg:viewBox="0 0 3001 2000" draw:points="0,0 3001,0 3000,1500 2500,2000 500,2000 0,1500">
          <text:p text:style-name="P4"><text:span text:style-name="T3">End of loop А2</text:span></text:p>
        </draw:polygon>
        <draw:connector draw:style-name="gr5" draw:text-style-name="P10" draw:layer="layout" svg:x1="3cm" svg:y1="13.5cm" svg:x2="3.001cm" svg:y2="14.5cm" draw:start-shape="id5" draw:start-glue-point="2" draw:end-shape="id6" draw:end-glue-point="0" svg:d="M3000 13500v500h1v500" svg:viewBox="0 0 2 1001">
          <text:p/>
        </draw:connector>
        <draw:connector draw:style-name="gr5" draw:text-style-name="P10" draw:layer="layout" svg:x1="3.001cm" svg:y1="16.5cm" svg:x2="3.001cm" svg:y2="17.5cm" draw:start-shape="id6" draw:start-glue-point="2" draw:end-shape="id7" draw:end-glue-point="4" svg:d="M3001 16500v1000" svg:viewBox="0 0 1 1001">
          <text:p/>
        </draw:connector>
        <draw:connector draw:style-name="gr5" draw:text-style-name="P10" draw:layer="layout" svg:x1="3.001cm" svg:y1="19.5cm" svg:x2="3.001cm" svg:y2="20.5cm" draw:start-shape="id7" draw:start-glue-point="6" draw:end-shape="id8" draw:end-glue-point="0" svg:d="M3001 19500v1000" svg:viewBox="0 0 1 1001">
          <text:p/>
        </draw:connector>
        <draw:connector draw:style-name="gr5" draw:text-style-name="P10" draw:layer="layout" svg:x1="3.001cm" svg:y1="22.5cm" svg:x2="3.001cm" svg:y2="23.5cm" draw:start-shape="id8" draw:start-glue-point="2" draw:end-shape="id9" draw:end-glue-point="0" svg:d="M3001 22500v1000" svg:viewBox="0 0 1 1001">
          <text:p/>
        </draw:connector>
        <draw:polygon draw:style-name="gr12" draw:text-style-name="P5" xml:id="id16" draw:id="id16" draw:layer="layout" svg:width="3cm" svg:height="1.999cm" svg:x="6.499cm" svg:y="1.5cm" svg:viewBox="0 0 3001 2000" draw:points="500,0 2500,0 3000,500 3001,2000 0,2000 0,500">
          <text:p text:style-name="P4"><text:span text:style-name="T3">Loop B1</text:span></text:p>
          <text:p text:style-name="P4"><text:span text:style-name="T1"><text:line-break/></text:span><text:span text:style-name="T1">pos.x = 0,</text:span><text:span text:style-name="T1"><text:line-break/></text:span><text:span text:style-name="T1">pos.x &lt; size.w,</text:span><text:span text:style-name="T1"><text:line-break/></text:span><text:span text:style-name="T1">pos.x++</text:span></text:p>
        </draw:polygon>
        <draw:polygon draw:style-name="gr13" draw:text-style-name="P5" xml:id="id10" draw:id="id10" draw:layer="layout" svg:width="3cm" svg:height="1.999cm" svg:x="11.498cm" svg:y="10.5cm" svg:viewBox="0 0 3001 2000" draw:points="500,0 2500,0 3000,500 3001,2000 0,2000 0,500">
          <text:p text:style-name="P4"><text:span text:style-name="T3">Loop D1</text:span></text:p>
          <text:p text:style-name="P4"><text:span text:style-name="T1"><text:line-break/></text:span><text:span text:style-name="T1">i := 0,</text:span><text:span text:style-name="T1"><text:line-break/></text:span><text:span text:style-name="T1">i &lt; W,</text:span><text:span text:style-name="T1"><text:line-break/></text:span><text:span text:style-name="T1">i++</text:span></text:p>
        </draw:polygon>
        <draw:polygon draw:style-name="gr14" draw:text-style-name="P5" xml:id="id11" draw:id="id11" draw:layer="layout" svg:width="3cm" svg:height="1.999cm" svg:x="11.499cm" svg:y="13.5cm" svg:viewBox="0 0 3001 2000" draw:points="500,0 2500,0 3000,500 3001,2000 0,2000 0,500">
          <text:p text:style-name="P4"><text:span text:style-name="T3">Loop D2</text:span></text:p>
          <text:p text:style-name="P4"><text:span text:style-name="T1"><text:line-break/></text:span><text:span text:style-name="T1">j := 0,</text:span><text:span text:style-name="T1"><text:line-break/></text:span><text:span text:style-name="T1">j &lt; H,</text:span><text:span text:style-name="T1"><text:line-break/></text:span><text:span text:style-name="T1">j++</text:span></text:p>
        </draw:polygon>
        <draw:custom-shape draw:name="Process 5" draw:style-name="gr15" draw:text-style-name="P2" xml:id="id12" draw:id="id12" draw:layer="layout" svg:width="3cm" svg:height="2cm" svg:x="11.499cm" svg:y="16.5cm">
          <text:p text:style-name="P1"><text:span text:style-name="T1">s += src[i][j] *</text:span><text:span text:style-name="T1"><text:line-break/></text:span><text:span text:style-name="T2">matrix[W-1–i][H-1-j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16" draw:text-style-name="P9" xml:id="id13" draw:id="id13" draw:layer="layout" svg:width="3cm" svg:height="1.999cm" svg:x="11.499cm" svg:y="19.5cm" svg:viewBox="0 0 3001 2000" draw:points="0,0 3001,0 3000,1500 2500,2000 500,2000 0,1500">
          <text:p text:style-name="P4"><text:span text:style-name="T3">End of loop D2</text:span></text:p>
        </draw:polygon>
        <draw:polygon draw:style-name="gr17" draw:text-style-name="P9" xml:id="id14" draw:id="id14" draw:layer="layout" svg:width="3cm" svg:height="1.999cm" svg:x="11.499cm" svg:y="22.5cm" svg:viewBox="0 0 3001 2000" draw:points="0,0 3001,0 3000,1500 2500,2000 500,2000 0,1500">
          <text:p text:style-name="P4"><text:span text:style-name="T3">End of loop D1</text:span></text:p>
        </draw:polygon>
        <draw:connector draw:style-name="gr5" draw:text-style-name="P10" draw:layer="layout" svg:x1="12.998cm" svg:y1="12.5cm" svg:x2="12.999cm" svg:y2="13.5cm" draw:start-shape="id10" draw:start-glue-point="2" draw:end-shape="id11" draw:end-glue-point="0" svg:d="M12998 12500v500h1v500" svg:viewBox="0 0 2 1001">
          <text:p/>
        </draw:connector>
        <draw:connector draw:style-name="gr5" draw:text-style-name="P10" draw:layer="layout" svg:x1="12.999cm" svg:y1="15.5cm" svg:x2="12.999cm" svg:y2="16.5cm" draw:start-shape="id11" draw:start-glue-point="2" draw:end-shape="id12" draw:end-glue-point="4" svg:d="M12999 15500v1000" svg:viewBox="0 0 1 1001">
          <text:p/>
        </draw:connector>
        <draw:connector draw:style-name="gr5" draw:text-style-name="P10" draw:layer="layout" svg:x1="12.999cm" svg:y1="18.5cm" svg:x2="12.999cm" svg:y2="19.5cm" draw:start-shape="id12" draw:start-glue-point="6" draw:end-shape="id13" draw:end-glue-point="0" svg:d="M12999 18500v1000" svg:viewBox="0 0 1 1001">
          <text:p/>
        </draw:connector>
        <draw:connector draw:style-name="gr5" draw:text-style-name="P10" draw:layer="layout" svg:x1="12.999cm" svg:y1="21.5cm" svg:x2="12.999cm" svg:y2="22.5cm" draw:start-shape="id13" draw:start-glue-point="2" draw:end-shape="id14" draw:end-glue-point="0" svg:d="M12999 21500v1000" svg:viewBox="0 0 1 1001">
          <text:p/>
        </draw:connector>
        <draw:custom-shape draw:name="Process 4" draw:style-name="gr18" draw:text-style-name="P2" xml:id="id15" draw:id="id15" draw:layer="layout" svg:width="3cm" svg:height="2cm" svg:x="11.5cm" svg:y="7.5cm">
          <text:p text:style-name="P1"><text:span text:style-name="T1">s := Color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2.998cm" svg:y1="10.5cm" svg:x2="13cm" svg:y2="9.5cm" draw:start-shape="id10" draw:start-glue-point="0" draw:end-shape="id15" draw:end-glue-point="6" svg:d="M12998 10500v-499h2v-501" svg:viewBox="0 0 3 1001">
          <text:p/>
        </draw:connector>
        <draw:connector draw:style-name="gr5" draw:text-style-name="P10" draw:layer="layout" draw:line-skew="0.485cm -0.001cm -0.485cm" svg:x1="3.001cm" svg:y1="25.5cm" svg:x2="7.999cm" svg:y2="1.5cm" draw:start-shape="id9" draw:start-glue-point="2" draw:end-shape="id16" draw:end-glue-point="0" svg:d="M3001 25500v1000h2499v-26000h2499v1000" svg:viewBox="0 0 4999 26001">
          <text:p/>
        </draw:connector>
        <draw:custom-shape draw:name="Process 10" draw:style-name="gr19" draw:text-style-name="P2" xml:id="id17" draw:id="id17" draw:layer="layout" svg:width="3cm" svg:height="2cm" svg:x="11.5cm" svg:y="25.5cm">
          <text:p text:style-name="P1"><text:span text:style-name="T1">res[pos] = 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2.999cm" svg:y1="24.5cm" svg:x2="13cm" svg:y2="25.5cm" draw:start-shape="id14" draw:start-glue-point="2" draw:end-shape="id17" draw:end-glue-point="4" svg:d="M12999 24500v500h1v500" svg:viewBox="0 0 2 1001">
          <text:p/>
        </draw:connector>
        <draw:polygon draw:style-name="gr20" draw:text-style-name="P9" xml:id="id18" draw:id="id18" draw:layer="layout" svg:width="3cm" svg:height="1.999cm" svg:x="16.499cm" svg:y="19.5cm" svg:viewBox="0 0 3001 2000" draw:points="0,0 3001,0 3000,1500 2500,2000 500,2000 0,1500">
          <text:p text:style-name="P4"><text:span text:style-name="T3">End of loop B1</text:span></text:p>
        </draw:polygon>
        <draw:polygon draw:style-name="gr21" draw:text-style-name="P9" xml:id="id19" draw:id="id19" draw:layer="layout" svg:width="3cm" svg:height="1.999cm" svg:x="16.499cm" svg:y="22.5cm" svg:viewBox="0 0 3001 2000" draw:points="0,0 3001,0 3000,1500 2500,2000 500,2000 0,1500">
          <text:p text:style-name="P4"><text:span text:style-name="T3">End of loop A1</text:span></text:p>
        </draw:polygon>
        <draw:connector draw:style-name="gr5" draw:text-style-name="P10" draw:layer="layout" draw:line-skew="0.484cm 0cm -0.485cm" svg:x1="13cm" svg:y1="27.5cm" svg:x2="17.999cm" svg:y2="19.5cm" draw:start-shape="id17" draw:start-glue-point="6" draw:end-shape="id18" draw:end-glue-point="0" svg:d="M13000 27500v1000h2500v-10000h2499v1000" svg:viewBox="0 0 5000 10001">
          <text:p/>
        </draw:connector>
        <draw:connector draw:style-name="gr5" draw:text-style-name="P10" draw:layer="layout" svg:x1="17.999cm" svg:y1="21.5cm" svg:x2="17.999cm" svg:y2="22.5cm" draw:start-shape="id18" draw:start-glue-point="2" draw:end-shape="id19" draw:end-glue-point="0" svg:d="M17999 21500v1000" svg:viewBox="0 0 1 1001">
          <text:p/>
        </draw:connector>
        <draw:custom-shape draw:name="Start-End 6" draw:style-name="gr22" draw:text-style-name="P12" xml:id="id20" draw:id="id20" draw:layer="layout" svg:width="3cm" svg:height="1cm" svg:x="16.5cm" svg:y="25.5cm">
          <text:p text:style-name="P11"><text:span text:style-name="T5">return resul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0" draw:layer="layout" svg:x1="17.999cm" svg:y1="24.5cm" svg:x2="18cm" svg:y2="25.5cm" draw:start-shape="id19" draw:start-glue-point="2" draw:end-shape="id20" draw:end-glue-point="4" svg:d="M17999 24500v500h1v500" svg:viewBox="0 0 2 1001">
          <text:p/>
        </draw:connector>
        <draw:custom-shape draw:name="Decision 4" draw:style-name="gr23" draw:text-style-name="P14" xml:id="id24" draw:id="id24" draw:layer="layout" svg:width="3cm" svg:height="2cm" svg:x="6.499cm" svg:y="4.5cm">
          <text:p text:style-name="P13"><text:span text:style-name="T1">pox.x &g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olygon draw:style-name="gr24" draw:text-style-name="P5" xml:id="id25" draw:id="id25" draw:layer="layout" svg:width="3cm" svg:height="1.999cm" svg:x="6.499cm" svg:y="7.5cm" svg:viewBox="0 0 3001 2000" draw:points="500,0 2500,0 3000,500 3001,2000 0,2000 0,500">
          <text:p text:style-name="P4"><text:span text:style-name="T3">Loop B2</text:span></text:p>
          <text:p text:style-name="P4"><text:span text:style-name="T1"><text:line-break/></text:span><text:span text:style-name="T1">pos.y = 0,</text:span><text:span text:style-name="T1"><text:line-break/></text:span><text:span text:style-name="T1">pos.y &lt; size.h,</text:span><text:span text:style-name="T1"><text:line-break/></text:span><text:span text:style-name="T1">pos.y++</text:span></text:p>
        </draw:polygon>
        <draw:custom-shape draw:name="Subprocess 1" draw:style-name="gr25" draw:text-style-name="P16" xml:id="id26" draw:id="id26" draw:layer="layout" svg:width="3cm" svg:height="2cm" svg:x="6.499cm" svg:y="10.5cm">
          <text:p text:style-name="P15"><text:span text:style-name="T6">std::move(</text:span><text:span text:style-name="T6"><text:line-break/></text:span><text:span text:style-name="T6">&amp;col[1][0],</text:span><text:span text:style-name="T6"><text:line-break/></text:span><text:span text:style-name="T7">&amp;col[1][0] + H,</text:span><text:span text:style-name="T6"><text:line-break/></text:span><text:span text:style-name="T6">&amp;col[0][0]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polygon draw:style-name="gr26" draw:text-style-name="P9" xml:id="id27" draw:id="id27" draw:layer="layout" svg:width="3cm" svg:height="1.999cm" svg:x="6.498cm" svg:y="13.5cm" svg:viewBox="0 0 3001 2000" draw:points="0,0 3001,0 3000,1500 2500,2000 500,2000 0,1500">
          <text:p text:style-name="P4"><text:span text:style-name="T3">End of loop B2</text:span></text:p>
        </draw:polygon>
        <draw:polygon draw:style-name="gr27" draw:text-style-name="P5" xml:id="id21" draw:id="id21" draw:layer="layout" svg:width="3cm" svg:height="1.999cm" svg:x="6.499cm" svg:y="19.5cm" svg:viewBox="0 0 3001 2000" draw:points="500,0 2500,0 3000,500 3001,2000 0,2000 0,500">
          <text:p text:style-name="P4"><text:span text:style-name="T3">Loop C1</text:span></text:p>
          <text:p text:style-name="P4"><text:span text:style-name="T1"><text:line-break/></text:span><text:span text:style-name="T1">j := 0,</text:span><text:span text:style-name="T1"><text:line-break/></text:span><text:span text:style-name="T1">j &lt; H,</text:span><text:span text:style-name="T1"><text:line-break/></text:span><text:span text:style-name="T1">j++</text:span></text:p>
        </draw:polygon>
        <draw:custom-shape draw:name="Process 11" draw:style-name="gr28" draw:text-style-name="P2" xml:id="id22" draw:id="id22" draw:layer="layout" svg:width="3cm" svg:height="2cm" svg:x="6.499cm" svg:y="22.5cm">
          <text:p text:style-name="P1"><text:span text:style-name="T1">src[i][j] = </text:span><text:span text:style-name="T1"><text:line-break/></text:span><text:span text:style-name="T1">img[pos +</text:span><text:span text:style-name="T1"><text:line-break/></text:span><text:span text:style-name="T1">Pos(i – (W-1) / 2,</text:span><text:span text:style-name="T1"><text:line-break/></text:span><text:span text:style-name="T1">j – (H-1) / 2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29" draw:text-style-name="P9" xml:id="id23" draw:id="id23" draw:layer="layout" svg:width="3cm" svg:height="1.999cm" svg:x="6.498cm" svg:y="25.5cm" svg:viewBox="0 0 3001 2000" draw:points="0,0 3001,0 3000,1500 2500,2000 500,2000 0,1500">
          <text:p text:style-name="P4"><text:span text:style-name="T3">End of loop C1</text:span></text:p>
        </draw:polygon>
        <draw:connector draw:style-name="gr5" draw:text-style-name="P10" draw:layer="layout" svg:x1="7.999cm" svg:y1="18.5cm" svg:x2="7.999cm" svg:y2="19.5cm" draw:end-shape="id21" draw:end-glue-point="0" svg:d="M7999 18500v1000" svg:viewBox="0 0 1 1001">
          <text:p/>
        </draw:connector>
        <draw:connector draw:style-name="gr5" draw:text-style-name="P10" draw:layer="layout" svg:x1="7.999cm" svg:y1="21.5cm" svg:x2="7.999cm" svg:y2="22.5cm" draw:start-shape="id21" draw:start-glue-point="2" draw:end-shape="id22" draw:end-glue-point="4" svg:d="M7999 21500v1000" svg:viewBox="0 0 1 1001">
          <text:p/>
        </draw:connector>
        <draw:connector draw:style-name="gr5" draw:text-style-name="P10" draw:layer="layout" svg:x1="7.999cm" svg:y1="24.5cm" svg:x2="7.998cm" svg:y2="25.5cm" draw:start-shape="id22" draw:start-glue-point="6" draw:end-shape="id23" draw:end-glue-point="0" svg:d="M7999 24500v501h-1v499" svg:viewBox="0 0 2 1001">
          <text:p/>
        </draw:connector>
        <draw:connector draw:style-name="gr30" draw:text-style-name="P17" draw:layer="layout" svg:x1="7.999cm" svg:y1="6.5cm" svg:x2="7.999cm" svg:y2="7.5cm" draw:start-shape="id24" draw:start-glue-point="6" draw:end-shape="id25" draw:end-glue-point="0" svg:d="M7999 6500v1000" svg:viewBox="0 0 1 1001">
          <text:p text:style-name="P4"><text:span text:style-name="T1"><text:tab/></text:span><text:span text:style-name="T1">yes</text:span></text:p>
        </draw:connector>
        <draw:connector draw:style-name="gr5" draw:text-style-name="P10" draw:layer="layout" svg:x1="7.999cm" svg:y1="9.5cm" svg:x2="7.999cm" svg:y2="10.5cm" draw:start-shape="id25" draw:start-glue-point="2" draw:end-shape="id26" draw:end-glue-point="0" svg:d="M7999 9500v1000" svg:viewBox="0 0 1 1001">
          <text:p/>
        </draw:connector>
        <draw:connector draw:style-name="gr5" draw:text-style-name="P10" draw:layer="layout" svg:x1="7.999cm" svg:y1="12.5cm" svg:x2="7.998cm" svg:y2="13.5cm" draw:start-shape="id26" draw:start-glue-point="2" draw:end-shape="id27" draw:end-glue-point="0" svg:d="M7999 12500v501h-1v499" svg:viewBox="0 0 2 1001">
          <text:p/>
        </draw:connector>
        <draw:connector draw:style-name="gr5" draw:text-style-name="P10" draw:layer="layout" svg:x1="7.998cm" svg:y1="15.5cm" svg:x2="8cm" svg:y2="16.5cm" draw:start-shape="id27" draw:start-glue-point="2" draw:end-shape="id28" draw:end-glue-point="4" svg:d="M7998 15500v500h2v500" svg:viewBox="0 0 3 1001">
          <text:p/>
        </draw:connector>
        <draw:custom-shape draw:name="Process 12" draw:style-name="gr31" draw:text-style-name="P2" xml:id="id28" draw:id="id28" draw:layer="layout" svg:width="3cm" svg:height="2cm" svg:x="6.5cm" svg:y="16.5cm">
          <text:p text:style-name="P1"><text:span text:style-name="T1">i := W -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7.999cm" svg:y1="3.5cm" svg:x2="7.999cm" svg:y2="4.5cm" draw:start-shape="id16" draw:start-glue-point="2" draw:end-shape="id24" draw:end-glue-point="4" svg:d="M7999 3500v1000" svg:viewBox="0 0 1 1001">
          <text:p/>
        </draw:connector>
        <draw:custom-shape draw:name="On-Page-Reference" draw:style-name="gr32" draw:text-style-name="P19" xml:id="id29" draw:id="id29" draw:layer="layout" svg:width="1cm" svg:height="1cm" svg:x="2.5cm" svg:y="28cm">
          <text:p text:style-name="P18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3" draw:text-style-name="P10" draw:layer="layout" svg:x1="7.998cm" svg:y1="27.5cm" svg:x2="3.5cm" svg:y2="28.5cm" draw:start-shape="id23" draw:start-glue-point="2" draw:end-shape="id29" draw:end-glue-point="10" svg:d="M7998 27500v1000h-4498" svg:viewBox="0 0 4499 1001">
          <text:p/>
        </draw:connector>
        <draw:connector draw:style-name="gr34" draw:text-style-name="P21" draw:layer="layout" draw:line-skew="-0.75cm" svg:x1="9.499cm" svg:y1="5.5cm" svg:x2="13cm" svg:y2="6.5cm" draw:start-shape="id24" draw:start-glue-point="7" draw:end-shape="id30" draw:end-glue-point="0" svg:d="M9499 5500h1001v1000h2500" svg:viewBox="0 0 3502 1001">
          <text:p text:style-name="P20"><text:span text:style-name="T1">no</text:span></text:p>
          <text:p text:style-name="P20"><text:span text:style-name="T1"/></text:p>
        </draw:connector>
        <draw:custom-shape draw:name="On-Page-Reference 1" draw:style-name="gr35" draw:text-style-name="P19" xml:id="id31" draw:id="id31" draw:layer="layout" svg:width="1cm" svg:height="1cm" svg:x="12.5cm" svg:y="4.5cm">
          <text:p text:style-name="P18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0" xml:id="id30" draw:id="id30" draw:layer="layout" svg:x1="13cm" svg:y1="5.5cm" svg:x2="13cm" svg:y2="7.5cm" draw:start-shape="id31" draw:start-glue-point="8" draw:end-shape="id15" draw:end-glue-point="4" svg:d="M13000 5500v2000" svg:viewBox="0 0 1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17cm" svg:stroke-color="#000000" draw:marker-start-width="0.226cm" draw:marker-start-center="false" draw:marker-end-width="0.226cm" draw:marker-end-center="false" draw:stroke-linejoin="non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_20_2" svg:stroke-width="0.017cm" svg:stroke-color="#000000" draw:marker-start-width="0.226cm" draw:marker-start-center="false" draw:marker-end-width="0.226cm" draw:marker-end-center="false" svg:stroke-opacity="100%" draw:stroke-linejoin="none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 style:writing-mode="lr-tb">
        <text:list-style style:name="objectwithoutfill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1:31:12.443053974</meta:creation-date>
    <dc:date>2025-02-01T19:08:01.863211521</dc:date>
    <meta:editing-duration>PT5H37S</meta:editing-duration>
    <meta:editing-cycles>87</meta:editing-cycles>
    <meta:generator>LibreOffice/24.8.4.2$Linux_X86_64 LibreOffice_project/480$Build-2</meta:generator>
    <meta:print-date>2024-12-01T22:30:20.810530696</meta:print-date>
    <meta:printed-by>PDF files</meta:printed-by>
    <meta:document-statistic meta:object-count="59"/>
  </office:meta>
</office:document-meta>
</file>